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Standard" style:list-style-name="WW8Num13"/>
    <style:style style:name="P3" style:family="paragraph" style:parent-style-name="Standard" style:list-style-name="WW8Num13"/>
    <style:style style:name="P4" style:family="paragraph" style:parent-style-name="Standard" style:list-style-name="WW8Num13"/>
    <style:style style:name="P5" style:family="paragraph" style:parent-style-name="Standard" style:list-style-name="WW8Num13"/>
    <style:style style:name="P6" style:family="paragraph" style:parent-style-name="Standard" style:list-style-name="WW8Num13"/>
    <style:style style:name="P7" style:family="paragraph" style:parent-style-name="Standard" style:list-style-name="WW8Num11"/>
    <style:style style:name="P8" style:family="paragraph" style:parent-style-name="Standard" style:list-style-name="WW8Num11"/>
    <style:style style:name="P9" style:family="paragraph" style:parent-style-name="Standard" style:list-style-name="WW8Num11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sikt</text:p>
      <text:p text:style-name="Standard">Antall rader som vises er definert under Preference. For å se flere fra hele registreret kan piler i overkant av vinduet benyttes for å bla en og en side eller åpne hele registeret og scrolle.</text:p>
      <text:p text:style-name="Standard"/>
      <text:p text:style-name="Standard">Visningsvinduet kan filtreres etter kategori, status, poster og bruker. Alternativer under hver type defineres i egen meny under Admin.</text:p>
      <text:p text:style-name="Standard">Type kategorier kan for eksempel være;</text:p>
      <text:list text:style-name="WW8Num13">
        <text:list-item>
          <text:p text:style-name="P2">Ad hoc</text:p>
        </text:list-item>
        <text:list-item>
          <text:p text:style-name="P2">Løpende drift</text:p>
        </text:list-item>
        <text:list-item>
          <text:p text:style-name="P2">Vedlikehold</text:p>
        </text:list-item>
        <text:list-item>
          <text:p text:style-name="P2">Utskiftning</text:p>
        </text:list-item>
        <text:list-item>
          <text:p text:style-name="P2">Oppgradering</text:p>
        </text:list-item>
      </text:list>
      <text:p text:style-name="Standard">Type status kan for eksempel være;</text:p>
      <text:list text:style-name="WW8Num11">
        <text:list-item>
          <text:p text:style-name="P7">Aktiv</text:p>
        </text:list-item>
        <text:list-item>
          <text:p text:style-name="P7">Avsluttet</text:p>
        </text:list-item>
        <text:list-item>
          <text:p text:style-name="P7">Bestilt.</text:p>
        </text:list-item>
      </text:list>
      <text:p text:style-name="Standard"><text:s/></text:p>
      <text:p text:style-name="Standard">Alternativt kan søkevindu benyttes. Her kan det søkes på hele eller deler av tall (objekt) eller ord i prosjektbeskrivelse.</text:p>
      <text:p text:style-name="Standard"><text:s/></text:p>
      <text:p text:style-name="Standard">Data i visningsvinduet kan sorteres i stigende/synkende rekkefølge ved å klikke på farget kolonnenavn i aktuell kolonne. </text:p>
      <text:p text:style-name="Standard"/>
      <text:p text:style-name="Standard">Dersom prosjektet er opprettet med bakgrunn i melding eller behov innsendt av leietaker, beboer eller andre refereres det til denne i kolonne mel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3" text:consecutive-numbering="true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3-29T13:43:23</meta:creation-date>
    <dc:creator>Sigurd Nes</dc:creator>
    <dc:date>2007-04-04T09:26:27</dc:date>
    <dc:language>en-US</dc:language>
    <meta:editing-cycles>4</meta:editing-cycles>
    <meta:editing-duration>PT3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37" meta:character-count="878"/>
  </office:meta>
</office:document-meta>
</file>